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6" style:family="graphic" style:parent-style-name="無填入也無線條的物件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預設">
        <draw:custom-shape draw:style-name="gr1" draw:text-style-name="P1" xml:id="id1" draw:id="id1" draw:layer="layout" svg:width="1.8cm" svg:height="1.8cm" svg:x="3.6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8cm" svg:height="1.8cm" svg:x="7.401cm" svg:y="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3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cm" svg:height="1.8cm" svg:x="7.401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6cm" svg:y1="3.3cm" svg:x2="4.5cm" svg:y2="2.4cm" draw:start-shape="id1" draw:start-glue-point="6" draw:end-shape="id1" draw:end-glue-point="4" svg:d="M3600 3300c-751 0-627-701-214-1114s1114-537 1114 214" svg:viewBox="0 0 1445 1445">
          <text:p/>
        </draw:connector>
        <draw:connector draw:style-name="gr2" draw:text-style-name="P2" draw:layer="layout" draw:type="curve" svg:x1="4.5cm" svg:y1="7.4cm" svg:x2="3.6cm" svg:y2="6.5cm" draw:start-shape="id2" draw:start-glue-point="8" draw:end-shape="id2" draw:end-glue-point="6" svg:d="M4500 7400c0 753-701 628-1114 215s-537-1115 214-1115" svg:viewBox="0 0 1445 1446">
          <text:p/>
        </draw:connector>
        <draw:connector draw:style-name="gr2" draw:text-style-name="P2" draw:layer="layout" draw:type="curve" svg:x1="8.301cm" svg:y1="7.401cm" svg:x2="9.201cm" svg:y2="6.501cm" draw:start-shape="id3" draw:start-glue-point="8" draw:end-shape="id3" draw:end-glue-point="10" svg:d="M8301 7401c0 753 702 628 1115 215s538-1115-215-1115" svg:viewBox="0 0 1446 1446">
          <text:p/>
        </draw:connector>
        <draw:connector draw:style-name="gr2" draw:text-style-name="P2" draw:layer="layout" draw:type="curve" svg:x1="8.301cm" svg:y1="2.401cm" svg:x2="9.201cm" svg:y2="3.301cm" draw:start-shape="id4" draw:start-glue-point="4" draw:end-shape="id4" draw:end-glue-point="10" svg:d="M8301 2401c0-751 702-627 1115-214s538 1114-215 1114" svg:viewBox="0 0 1446 1445">
          <text:p/>
        </draw:connector>
        <draw:connector draw:style-name="gr2" draw:text-style-name="P2" draw:layer="layout" draw:type="curve" svg:x1="5.137cm" svg:y1="2.663cm" svg:x2="7.664cm" svg:y2="2.664cm" draw:start-shape="id1" draw:start-glue-point="11" draw:end-shape="id4" draw:end-glue-point="5" svg:d="M5137 2663c1896 0 633 1 2527 1" svg:viewBox="0 0 2528 2">
          <text:p/>
        </draw:connector>
        <draw:connector draw:style-name="gr2" draw:text-style-name="P2" draw:layer="layout" draw:type="curve" svg:x1="7.401cm" svg:y1="3.301cm" svg:x2="5.4cm" svg:y2="3.3cm" draw:start-shape="id4" draw:start-glue-point="6" draw:end-shape="id1" draw:end-glue-point="10" svg:d="M7401 3301c-1500 0-500-1-2001-1" svg:viewBox="0 0 2002 2">
          <text:p/>
        </draw:connector>
        <draw:connector draw:style-name="gr2" draw:text-style-name="P2" draw:layer="layout" draw:type="curve" svg:x1="5.4cm" svg:y1="6.5cm" svg:x2="7.401cm" svg:y2="6.501cm" draw:start-shape="id2" draw:start-glue-point="10" draw:end-shape="id3" draw:end-glue-point="6" svg:d="M5400 6500c1501 0 501 1 2001 1" svg:viewBox="0 0 2002 2">
          <text:p/>
        </draw:connector>
        <draw:connector draw:style-name="gr2" draw:text-style-name="P2" draw:layer="layout" draw:type="curve" svg:x1="7.664cm" svg:y1="7.138cm" svg:x2="5.137cm" svg:y2="7.137cm" draw:start-shape="id3" draw:start-glue-point="7" draw:end-shape="id2" draw:end-glue-point="9" svg:d="M7664 7138c-1894 0-631-1-2527-1" svg:viewBox="0 0 2528 2">
          <text:p/>
        </draw:connector>
        <draw:connector draw:style-name="gr2" draw:text-style-name="P2" draw:layer="layout" draw:type="curve" svg:x1="8.938cm" svg:y1="3.938cm" svg:x2="8.938cm" svg:y2="5.864cm" draw:start-shape="id4" draw:start-glue-point="9" draw:end-shape="id3" draw:end-glue-point="11" svg:d="M8938 3938v1926" svg:viewBox="0 0 1 1927">
          <text:p/>
        </draw:connector>
        <draw:connector draw:style-name="gr2" draw:text-style-name="P2" draw:layer="layout" draw:type="curve" svg:x1="8.301cm" svg:y1="5.601cm" svg:x2="8.301cm" svg:y2="4.201cm" draw:start-shape="id3" draw:start-glue-point="4" draw:end-shape="id4" draw:end-glue-point="8" svg:d="M8301 5601v-1400" svg:viewBox="0 0 1 1401">
          <text:p/>
        </draw:connector>
        <draw:connector draw:style-name="gr2" draw:text-style-name="P2" draw:layer="layout" draw:type="curve" svg:x1="4.5cm" svg:y1="4.2cm" svg:x2="4.5cm" svg:y2="5.6cm" draw:start-shape="id1" draw:start-glue-point="8" draw:end-shape="id2" draw:end-glue-point="4" svg:d="M4500 4200v1400" svg:viewBox="0 0 1 1401">
          <text:p/>
        </draw:connector>
        <draw:connector draw:style-name="gr2" draw:text-style-name="P2" draw:layer="layout" draw:type="curve" svg:x1="3.863cm" svg:y1="5.863cm" svg:x2="3.863cm" svg:y2="3.937cm" draw:start-shape="id2" draw:start-glue-point="5" draw:end-shape="id1" draw:end-glue-point="7" svg:d="M3863 5863v-1926" svg:viewBox="0 0 1 1927">
          <text:p/>
        </draw:connector>
        <draw:custom-shape draw:style-name="gr1" draw:text-style-name="P1" xml:id="id5" draw:id="id5" draw:layer="layout" svg:width="1.8cm" svg:height="1.8cm" svg:x="3.601cm" svg:y="10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8cm" svg:height="1.8cm" svg:x="7.402cm" svg:y="10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3.601cm" svg:y="13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8cm" svg:height="1.8cm" svg:x="7.402cm" svg:y="1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601cm" svg:y1="11.386cm" svg:x2="4.501cm" svg:y2="10.486cm" draw:start-shape="id5" draw:start-glue-point="6" draw:end-shape="id5" draw:end-glue-point="4" svg:d="M3601 11386c-751 0-627-701-214-1114s1114-537 1114 214" svg:viewBox="0 0 1445 1445">
          <text:p/>
        </draw:connector>
        <draw:connector draw:style-name="gr2" draw:text-style-name="P2" draw:layer="layout" draw:type="curve" svg:x1="4.501cm" svg:y1="15.486cm" svg:x2="3.601cm" svg:y2="14.586cm" draw:start-shape="id6" draw:start-glue-point="8" draw:end-shape="id6" draw:end-glue-point="6" svg:d="M4501 15486c0 753-701 628-1114 215s-537-1115 214-1115" svg:viewBox="0 0 1445 1446">
          <text:p/>
        </draw:connector>
        <draw:connector draw:style-name="gr2" draw:text-style-name="P2" draw:layer="layout" draw:type="curve" svg:x1="8.302cm" svg:y1="15.487cm" svg:x2="9.202cm" svg:y2="14.587cm" draw:start-shape="id7" draw:start-glue-point="8" draw:end-shape="id7" draw:end-glue-point="10" svg:d="M8302 15487c0 753 702 628 1115 215s538-1115-215-1115" svg:viewBox="0 0 1446 1446">
          <text:p/>
        </draw:connector>
        <draw:connector draw:style-name="gr2" draw:text-style-name="P2" draw:layer="layout" draw:type="curve" svg:x1="8.302cm" svg:y1="10.487cm" svg:x2="9.202cm" svg:y2="11.387cm" draw:start-shape="id8" draw:start-glue-point="4" draw:end-shape="id8" draw:end-glue-point="10" svg:d="M8302 10487c0-751 702-627 1115-214s538 1114-215 1114" svg:viewBox="0 0 1446 1445">
          <text:p/>
        </draw:connector>
        <draw:connector draw:style-name="gr2" draw:text-style-name="P2" draw:layer="layout" draw:type="curve" svg:x1="5.138cm" svg:y1="10.749cm" svg:x2="7.665cm" svg:y2="10.75cm" draw:start-shape="id5" draw:start-glue-point="11" draw:end-shape="id8" draw:end-glue-point="5" svg:d="M5138 10749c1896 0 633 1 2527 1" svg:viewBox="0 0 2528 2">
          <text:p/>
        </draw:connector>
        <draw:connector draw:style-name="gr2" draw:text-style-name="P2" draw:layer="layout" draw:type="curve" svg:x1="7.402cm" svg:y1="11.387cm" svg:x2="5.401cm" svg:y2="11.386cm" draw:start-shape="id8" draw:start-glue-point="6" draw:end-shape="id5" draw:end-glue-point="10" svg:d="M7402 11387c-1500 0-500-1-2001-1" svg:viewBox="0 0 2002 2">
          <text:p/>
        </draw:connector>
        <draw:connector draw:style-name="gr2" draw:text-style-name="P2" draw:layer="layout" draw:type="curve" svg:x1="5.401cm" svg:y1="14.586cm" svg:x2="7.402cm" svg:y2="14.587cm" draw:start-shape="id6" draw:start-glue-point="10" draw:end-shape="id7" draw:end-glue-point="6" svg:d="M5401 14586c1501 0 501 1 2001 1" svg:viewBox="0 0 2002 2">
          <text:p/>
        </draw:connector>
        <draw:connector draw:style-name="gr2" draw:text-style-name="P2" draw:layer="layout" draw:type="curve" svg:x1="7.665cm" svg:y1="15.224cm" svg:x2="5.138cm" svg:y2="15.223cm" draw:start-shape="id7" draw:start-glue-point="7" draw:end-shape="id6" draw:end-glue-point="9" svg:d="M7665 15224c-1894 0-631-1-2527-1" svg:viewBox="0 0 2528 2">
          <text:p/>
        </draw:connector>
        <draw:connector draw:style-name="gr2" draw:text-style-name="P2" draw:layer="layout" draw:type="curve" svg:x1="8.939cm" svg:y1="12.024cm" svg:x2="8.939cm" svg:y2="13.95cm" draw:start-shape="id8" draw:start-glue-point="9" draw:end-shape="id7" draw:end-glue-point="11" svg:d="M8939 12024v1926" svg:viewBox="0 0 1 1927">
          <text:p/>
        </draw:connector>
        <draw:connector draw:style-name="gr2" draw:text-style-name="P2" draw:layer="layout" draw:type="curve" svg:x1="8.302cm" svg:y1="13.687cm" svg:x2="8.302cm" svg:y2="12.287cm" draw:start-shape="id7" draw:start-glue-point="4" draw:end-shape="id8" draw:end-glue-point="8" svg:d="M8302 13687v-1400" svg:viewBox="0 0 1 1401">
          <text:p/>
        </draw:connector>
        <draw:connector draw:style-name="gr2" draw:text-style-name="P2" draw:layer="layout" draw:type="curve" svg:x1="4.501cm" svg:y1="12.286cm" svg:x2="4.501cm" svg:y2="13.686cm" draw:start-shape="id5" draw:start-glue-point="8" draw:end-shape="id6" draw:end-glue-point="4" svg:d="M4501 12286v1400" svg:viewBox="0 0 1 1401">
          <text:p/>
        </draw:connector>
        <draw:connector draw:style-name="gr2" draw:text-style-name="P2" draw:layer="layout" draw:type="curve" svg:x1="3.864cm" svg:y1="13.949cm" svg:x2="3.864cm" svg:y2="12.023cm" draw:start-shape="id6" draw:start-glue-point="5" draw:end-shape="id5" draw:end-glue-point="7" svg:d="M3864 13949v-1926" svg:viewBox="0 0 1 1927">
          <text:p/>
        </draw:connector>
        <draw:custom-shape draw:style-name="gr3" draw:text-style-name="P1" xml:id="id9" draw:id="id9" draw:layer="layout" svg:width="1.1cm" svg:height="1.1cm" svg:x="8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1cm" svg:height="1.1cm" svg:x="9.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1cm" svg:height="1.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939cm" svg:y1="10.75cm" svg:x2="8.85cm" svg:y2="9.4cm" draw:start-shape="id8" draw:start-glue-point="11" draw:end-shape="id9" draw:end-glue-point="8" svg:d="M8939 10750l-89-1350" svg:viewBox="0 0 90 1351">
          <text:p/>
        </draw:connector>
        <draw:connector draw:style-name="gr4" draw:text-style-name="P2" draw:layer="layout" draw:type="line" svg:x1="8.939cm" svg:y1="10.75cm" svg:x2="10.061cm" svg:y2="9.739cm" draw:start-shape="id8" draw:start-glue-point="11" draw:end-shape="id10" draw:end-glue-point="7" svg:d="M8939 10750l1122-1011" svg:viewBox="0 0 1123 1012">
          <text:p/>
        </draw:connector>
        <draw:connector draw:style-name="gr4" draw:text-style-name="P2" draw:layer="layout" draw:type="line" svg:x1="8.939cm" svg:y1="10.75cm" svg:x2="10.5cm" svg:y2="10.85cm" draw:start-shape="id8" draw:start-glue-point="11" draw:end-shape="id11" draw:end-glue-point="6" svg:d="M8939 10750l1561 100" svg:viewBox="0 0 1562 101">
          <text:p/>
        </draw:connector>
        <draw:custom-shape draw:style-name="gr3" draw:text-style-name="P1" xml:id="id12" draw:id="id12" draw:layer="layout" svg:width="1.1cm" svg:height="1.1cm" svg:x="10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1cm" svg:height="1.1cm" svg:x="9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1cm" svg:height="1.1cm" svg:x="8.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939cm" svg:y1="15.224cm" svg:x2="10.4cm" svg:y2="15.15cm" draw:start-shape="id7" draw:start-glue-point="9" draw:end-shape="id12" draw:end-glue-point="6" svg:d="M8939 15224l1461-74" svg:viewBox="0 0 1462 75">
          <text:p/>
        </draw:connector>
        <draw:connector draw:style-name="gr4" draw:text-style-name="P2" draw:layer="layout" draw:type="line" svg:x1="8.939cm" svg:y1="15.224cm" svg:x2="9.961cm" svg:y2="16.161cm" draw:start-shape="id7" draw:start-glue-point="9" draw:end-shape="id13" draw:end-glue-point="5" svg:d="M8939 15224l1022 937" svg:viewBox="0 0 1023 938">
          <text:p/>
        </draw:connector>
        <draw:connector draw:style-name="gr4" draw:text-style-name="P2" draw:layer="layout" draw:type="line" svg:x1="8.939cm" svg:y1="15.224cm" svg:x2="8.65cm" svg:y2="16.5cm" draw:start-shape="id7" draw:start-glue-point="9" draw:end-shape="id14" draw:end-glue-point="4" svg:d="M8939 15224l-289 1276" svg:viewBox="0 0 290 1277">
          <text:p/>
        </draw:connector>
        <draw:custom-shape draw:style-name="gr3" draw:text-style-name="P1" xml:id="id15" draw:id="id15" draw:layer="layout" svg:width="1.1cm" svg:height="1.1cm" svg:x="1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1cm" svg:height="1.1cm" svg:x="2.2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.1cm" svg:height="1.1cm" svg:x="3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864cm" svg:y1="15.223cm" svg:x2="2.6cm" svg:y2="15.55cm" draw:start-shape="id6" draw:start-glue-point="7" draw:end-shape="id15" draw:end-glue-point="10" svg:d="M3864 15223l-1264 327" svg:viewBox="0 0 1265 328">
          <text:p/>
        </draw:connector>
        <draw:connector draw:style-name="gr4" draw:text-style-name="P2" draw:layer="layout" draw:type="line" svg:x1="3.864cm" svg:y1="15.223cm" svg:x2="3.139cm" svg:y2="16.461cm" draw:start-shape="id6" draw:start-glue-point="7" draw:end-shape="id16" draw:end-glue-point="11" svg:d="M3864 15223l-725 1238" svg:viewBox="0 0 726 1239">
          <text:p/>
        </draw:connector>
        <draw:connector draw:style-name="gr4" draw:text-style-name="P2" draw:layer="layout" draw:type="line" svg:x1="3.864cm" svg:y1="15.223cm" svg:x2="4.25cm" svg:y2="16.6cm" draw:start-shape="id6" draw:start-glue-point="7" draw:end-shape="id17" draw:end-glue-point="4" svg:d="M3864 15223l386 1377" svg:viewBox="0 0 387 1378">
          <text:p/>
        </draw:connector>
        <draw:custom-shape draw:style-name="gr3" draw:text-style-name="P1" xml:id="id18" draw:id="id18" draw:layer="layout" svg:width="1.1cm" svg:height="1.1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.1cm" svg:height="1.1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1cm" svg:height="1.1cm" svg:x="3.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864cm" svg:y1="10.749cm" svg:x2="2.6cm" svg:y2="11.05cm" draw:start-shape="id5" draw:start-glue-point="5" draw:end-shape="id18" draw:end-glue-point="10" svg:d="M3864 10749l-1264 301" svg:viewBox="0 0 1265 302">
          <text:p/>
        </draw:connector>
        <draw:connector draw:style-name="gr4" draw:text-style-name="P2" draw:layer="layout" draw:type="line" svg:x1="3.864cm" svg:y1="10.749cm" svg:x2="2.939cm" svg:y2="9.939cm" draw:start-shape="id5" draw:start-glue-point="5" draw:end-shape="id19" draw:end-glue-point="9" svg:d="M3864 10749l-925-810" svg:viewBox="0 0 926 811">
          <text:p/>
        </draw:connector>
        <draw:connector draw:style-name="gr4" draw:text-style-name="P2" draw:layer="layout" draw:type="line" svg:x1="3.864cm" svg:y1="10.749cm" svg:x2="3.95cm" svg:y2="9.6cm" draw:start-shape="id5" draw:start-glue-point="5" draw:end-shape="id20" draw:end-glue-point="8" svg:d="M3864 10749l86-1149" svg:viewBox="0 0 87 1150">
          <text:p/>
        </draw:connector>
        <draw:custom-shape draw:style-name="gr5" draw:text-style-name="P1" xml:id="id21" draw:id="id21" draw:layer="layout" svg:width="1.1cm" svg:height="1.1cm" svg:x="12.8cm" svg:y="2.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624cm" svg:x="13cm" svg:y="2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" draw:text-style-name="P2" draw:layer="layout" draw:type="curve" svg:x1="13.35cm" svg:y1="2.6cm" svg:x2="13.9cm" svg:y2="3.15cm" draw:start-shape="id21" draw:start-glue-point="0" draw:end-shape="id21" draw:end-glue-point="1" svg:d="M13350 2600c0-751 526-626 851-301s450 851-301 851" svg:viewBox="0 0 1108 1108">
          <text:p/>
        </draw:connector>
        <draw:custom-shape draw:style-name="gr5" draw:text-style-name="P1" xml:id="id23" draw:id="id23" draw:layer="layout" svg:width="1.1cm" svg:height="1.1cm" svg:x="14.3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624cm" svg:x="14.5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1" xml:id="id24" draw:id="id24" draw:layer="layout" svg:width="1.1cm" svg:height="1.1cm" svg:x="16.2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9cm" svg:height="0.624cm" svg:x="16.2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5" draw:text-style-name="P1" xml:id="id22" draw:id="id22" draw:layer="layout" svg:width="1.1cm" svg:height="1.1cm" svg:x="12.4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235cm" svg:height="0.624cm" svg:x="12.385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2" draw:text-style-name="P2" draw:layer="layout" draw:type="curve" svg:x1="13.5cm" svg:y1="5.75cm" svg:x2="14.3cm" svg:y2="5.75cm" draw:start-shape="id22" draw:start-glue-point="1" draw:end-shape="id23" draw:end-glue-point="3" svg:d="M13500 5750h800" svg:viewBox="0 0 801 1">
          <text:p/>
        </draw:connector>
        <draw:connector draw:style-name="gr2" draw:text-style-name="P2" draw:layer="layout" draw:type="curve" svg:x1="15.4cm" svg:y1="5.75cm" svg:x2="16.2cm" svg:y2="5.75cm" draw:start-shape="id23" draw:start-glue-point="1" draw:end-shape="id24" draw:end-glue-point="3" svg:d="M15400 5750h800" svg:viewBox="0 0 801 1">
          <text:p/>
        </draw:connector>
        <draw:connector draw:style-name="gr2" draw:text-style-name="P2" draw:layer="layout" draw:type="curve" svg:x1="11.6cm" svg:y1="5.75cm" svg:x2="12.4cm" svg:y2="5.75cm" draw:end-shape="id22" draw:end-glue-point="3" svg:d="M11600 5750h800" svg:viewBox="0 0 801 1">
          <text:p/>
        </draw:connector>
        <draw:connector draw:style-name="gr2" draw:text-style-name="P2" draw:layer="layout" draw:type="curve" svg:x1="17.3cm" svg:y1="5.75cm" svg:x2="18.1cm" svg:y2="5.75cm" draw:start-shape="id24" svg:d="M17300 5750h800" svg:viewBox="0 0 801 1">
          <text:p/>
        </draw:connector>
        <draw:custom-shape draw:style-name="gr5" draw:text-style-name="P1" xml:id="id25" draw:id="id25" draw:layer="layout" svg:width="1.1cm" svg:height="1.1cm" svg:x="14.2cm" svg:y="10.5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85cm" svg:height="0.624cm" svg:x="14.435cm" svg:y="10.7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2" draw:text-style-name="P2" draw:layer="layout" draw:type="curve" svg:x1="15.3cm" svg:y1="11.051cm" svg:x2="14.75cm" svg:y2="11.601cm" draw:start-shape="id25" draw:start-glue-point="1" draw:end-shape="id25" draw:end-glue-point="2" svg:d="M15300 11051c751 0 626 526 301 851s-851 450-851-301" svg:viewBox="0 0 1108 1108">
          <text:p/>
        </draw:connector>
        <draw:custom-shape draw:style-name="gr5" draw:text-style-name="P1" xml:id="id27" draw:id="id27" draw:layer="layout" svg:width="1.1cm" svg:height="1.1cm" svg:x="15.7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624cm" svg:x="15.9cm" svg:y="13.5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5" draw:text-style-name="P1" xml:id="id29" draw:id="id29" draw:layer="layout" svg:width="1.1cm" svg:height="1.1cm" svg:x="17.6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9cm" svg:height="0.624cm" svg:x="17.6cm" svg:y="13.5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1" xml:id="id31" draw:id="id31" draw:layer="layout" svg:width="1.1cm" svg:height="1.1cm" svg:x="13.8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235cm" svg:height="0.624cm" svg:x="13.785cm" svg:y="13.5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" draw:text-style-name="P2" draw:layer="layout" draw:type="curve" svg:x1="16.25cm" svg:y1="15.201cm" svg:x2="16.25cm" svg:y2="14.401cm" draw:start-shape="id26" draw:start-glue-point="0" draw:end-shape="id27" draw:end-glue-point="2" svg:d="M16250 15201v-800" svg:viewBox="0 0 1 801">
          <text:p/>
        </draw:connector>
        <draw:connector draw:style-name="gr2" draw:text-style-name="P2" draw:layer="layout" draw:type="curve" svg:x1="18.15cm" svg:y1="15.201cm" svg:x2="18.15cm" svg:y2="14.401cm" draw:start-shape="id28" draw:start-glue-point="0" draw:end-shape="id29" draw:end-glue-point="2" svg:d="M18150 15201v-800" svg:viewBox="0 0 1 801">
          <text:p/>
        </draw:connector>
        <draw:connector draw:style-name="gr2" draw:text-style-name="P2" draw:layer="layout" draw:type="curve" svg:x1="14.35cm" svg:y1="15.201cm" svg:x2="14.35cm" svg:y2="14.401cm" draw:start-shape="id30" draw:start-glue-point="0" draw:end-shape="id31" draw:end-glue-point="2" svg:d="M14350 15201v-800" svg:viewBox="0 0 1 801">
          <text:p/>
        </draw:connector>
        <draw:connector draw:style-name="gr2" draw:text-style-name="P2" draw:layer="layout" draw:type="curve" svg:x1="14.75cm" svg:y1="10.501cm" svg:x2="14.75cm" svg:y2="9.801cm" draw:start-shape="id25" draw:start-glue-point="0" draw:end-shape="id32" draw:end-glue-point="2" svg:d="M14750 10501v-700" svg:viewBox="0 0 1 701">
          <text:p/>
        </draw:connector>
        <draw:custom-shape draw:style-name="gr5" draw:text-style-name="P1" xml:id="id26" draw:id="id26" draw:layer="layout" svg:width="1.1cm" svg:height="1.1cm" svg:x="15.7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85cm" svg:height="0.624cm" svg:x="15.9cm" svg:y="15.4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5" draw:text-style-name="P1" xml:id="id28" draw:id="id28" draw:layer="layout" svg:width="1.1cm" svg:height="1.1cm" svg:x="17.6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4cm" svg:height="0.624cm" svg:x="17.6cm" svg:y="15.4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1" xml:id="id30" draw:id="id30" draw:layer="layout" svg:width="1.1cm" svg:height="1.1cm" svg:x="13.8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85cm" svg:height="0.624cm" svg:x="13.785cm" svg:y="15.4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2" draw:text-style-name="P2" draw:layer="layout" draw:type="curve" svg:x1="14.9cm" svg:y1="15.751cm" svg:x2="15.7cm" svg:y2="15.751cm" draw:start-shape="id30" draw:start-glue-point="1" draw:end-shape="id26" draw:end-glue-point="3" svg:d="M14900 15751h800" svg:viewBox="0 0 801 1">
          <text:p/>
        </draw:connector>
        <draw:connector draw:style-name="gr2" draw:text-style-name="P2" draw:layer="layout" draw:type="curve" svg:x1="16.8cm" svg:y1="15.751cm" svg:x2="17.6cm" svg:y2="15.751cm" draw:start-shape="id26" draw:start-glue-point="1" draw:end-shape="id28" draw:end-glue-point="3" svg:d="M16800 15751h800" svg:viewBox="0 0 801 1">
          <text:p/>
        </draw:connector>
        <draw:connector draw:style-name="gr2" draw:text-style-name="P2" draw:layer="layout" draw:type="curve" svg:x1="13cm" svg:y1="15.751cm" svg:x2="13.8cm" svg:y2="15.751cm" draw:end-shape="id30" draw:end-glue-point="3" svg:d="M13000 15751h800" svg:viewBox="0 0 801 1">
          <text:p/>
        </draw:connector>
        <draw:connector draw:style-name="gr2" draw:text-style-name="P2" draw:layer="layout" draw:type="curve" svg:x1="18.7cm" svg:y1="15.751cm" svg:x2="19.5cm" svg:y2="15.751cm" draw:start-shape="id28" svg:d="M18700 15751h800" svg:viewBox="0 0 801 1">
          <text:p/>
        </draw:connector>
        <draw:custom-shape draw:style-name="gr5" draw:text-style-name="P1" xml:id="id32" draw:id="id32" draw:layer="layout" svg:width="1.1cm" svg:height="1.1cm" svg:x="14.2cm" svg:y="8.7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624cm" svg:x="14.4cm" svg:y="8.9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5" draw:text-style-name="P1" xml:id="id33" draw:id="id33" draw:layer="layout" svg:width="1.1cm" svg:height="1.1cm" svg:x="10.1cm" svg:y="20.4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85cm" svg:height="0.778cm" svg:x="10.3cm" svg:y="20.72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" draw:text-style-name="P2" draw:layer="layout" draw:type="curve" svg:x1="11.2cm" svg:y1="20.993cm" svg:x2="10.1cm" svg:y2="20.993cm" draw:start-shape="id33" draw:start-glue-point="1" draw:end-shape="id33" draw:end-glue-point="3" svg:d="M11200 20993c751 0 501-1051-550-1051s-1301 1051-550 1051" svg:viewBox="0 0 1969 1052">
          <text:p/>
        </draw:connector>
        <draw:custom-shape draw:style-name="gr5" draw:text-style-name="P1" xml:id="id35" draw:id="id35" draw:layer="layout" svg:width="1.1cm" svg:height="1.1cm" svg:x="15.7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778cm" svg:x="15.885cm" svg:y="20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5" draw:text-style-name="P1" xml:id="id37" draw:id="id37" draw:layer="layout" svg:width="1.1cm" svg:height="1.1cm" svg:x="17.6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9cm" svg:height="0.778cm" svg:x="17.6cm" svg:y="20.4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5" draw:text-style-name="P1" xml:id="id39" draw:id="id39" draw:layer="layout" svg:width="1.1cm" svg:height="1.1cm" svg:x="13.8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235cm" svg:height="0.778cm" svg:x="13.785cm" svg:y="20.4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2" draw:text-style-name="P2" draw:layer="layout" draw:type="curve" svg:x1="16.25cm" svg:y1="22.101cm" svg:x2="16.25cm" svg:y2="21.301cm" draw:start-shape="id34" draw:start-glue-point="0" draw:end-shape="id35" draw:end-glue-point="2" svg:d="M16250 22101v-800" svg:viewBox="0 0 1 801">
          <text:p/>
        </draw:connector>
        <draw:connector draw:style-name="gr2" draw:text-style-name="P2" draw:layer="layout" draw:type="curve" svg:x1="18.15cm" svg:y1="22.101cm" svg:x2="18.15cm" svg:y2="21.301cm" draw:start-shape="id36" draw:start-glue-point="0" draw:end-shape="id37" draw:end-glue-point="2" svg:d="M18150 22101v-800" svg:viewBox="0 0 1 801">
          <text:p/>
        </draw:connector>
        <draw:connector draw:style-name="gr2" draw:text-style-name="P2" draw:layer="layout" draw:type="curve" svg:x1="14.35cm" svg:y1="22.101cm" svg:x2="14.35cm" svg:y2="21.301cm" draw:start-shape="id38" draw:start-glue-point="0" draw:end-shape="id39" draw:end-glue-point="2" svg:d="M14350 22101v-800" svg:viewBox="0 0 1 801">
          <text:p/>
        </draw:connector>
        <draw:connector draw:style-name="gr2" draw:text-style-name="P2" draw:layer="layout" draw:type="curve" svg:x1="10.65cm" svg:y1="20.443cm" svg:x2="10.65cm" svg:y2="19.743cm" draw:start-shape="id33" draw:start-glue-point="0" draw:end-shape="id40" draw:end-glue-point="2" svg:d="M10650 20443v-700" svg:viewBox="0 0 1 701">
          <text:p/>
        </draw:connector>
        <draw:custom-shape draw:style-name="gr5" draw:text-style-name="P1" xml:id="id34" draw:id="id34" draw:layer="layout" svg:width="1.1cm" svg:height="1.1cm" svg:x="15.7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85cm" svg:height="0.778cm" svg:x="15.9cm" svg:y="22.3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5" draw:text-style-name="P1" xml:id="id36" draw:id="id36" draw:layer="layout" svg:width="1.1cm" svg:height="1.1cm" svg:x="17.6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4cm" svg:height="0.778cm" svg:x="17.6cm" svg:y="22.3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5" draw:text-style-name="P1" xml:id="id38" draw:id="id38" draw:layer="layout" svg:width="1.1cm" svg:height="1.1cm" svg:x="13.8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85cm" svg:height="0.778cm" svg:x="13.8cm" svg:y="22.2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onnector draw:style-name="gr2" draw:text-style-name="P2" draw:layer="layout" draw:type="curve" svg:x1="14.9cm" svg:y1="22.651cm" svg:x2="15.7cm" svg:y2="22.651cm" draw:start-shape="id38" draw:start-glue-point="1" draw:end-shape="id34" draw:end-glue-point="3" svg:d="M14900 22651h800" svg:viewBox="0 0 801 1">
          <text:p/>
        </draw:connector>
        <draw:connector draw:style-name="gr2" draw:text-style-name="P2" draw:layer="layout" draw:type="curve" svg:x1="16.8cm" svg:y1="22.651cm" svg:x2="17.6cm" svg:y2="22.651cm" draw:start-shape="id34" draw:start-glue-point="1" draw:end-shape="id36" draw:end-glue-point="3" svg:d="M16800 22651h800" svg:viewBox="0 0 801 1">
          <text:p/>
        </draw:connector>
        <draw:connector draw:style-name="gr2" draw:text-style-name="P2" draw:layer="layout" draw:type="curve" svg:x1="13cm" svg:y1="22.651cm" svg:x2="13.8cm" svg:y2="22.651cm" draw:end-shape="id38" draw:end-glue-point="3" svg:d="M13000 22651h800" svg:viewBox="0 0 801 1">
          <text:p/>
        </draw:connector>
        <draw:connector draw:style-name="gr2" draw:text-style-name="P2" draw:layer="layout" draw:type="curve" svg:x1="18.7cm" svg:y1="22.651cm" svg:x2="19.5cm" svg:y2="22.651cm" draw:start-shape="id36" svg:d="M18700 22651h800" svg:viewBox="0 0 801 1">
          <text:p/>
        </draw:connector>
        <draw:custom-shape draw:style-name="gr5" draw:text-style-name="P1" xml:id="id40" draw:id="id40" draw:layer="layout" svg:width="1.1cm" svg:height="1.1cm" svg:x="10.1cm" svg:y="18.6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35cm" svg:height="0.778cm" svg:x="10.3cm" svg:y="18.84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5" draw:text-style-name="P1" xml:id="id41" draw:id="id41" draw:layer="layout" svg:width="1.1cm" svg:height="1.1cm" svg:x="15.7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97cm" svg:height="0.778cm" svg:x="15.9cm" svg:y="24.2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5" draw:text-style-name="P1" xml:id="id42" draw:id="id42" draw:layer="layout" svg:width="1.1cm" svg:height="1.1cm" svg:x="17.6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52cm" svg:height="0.778cm" svg:x="17.7cm" svg:y="24.18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5" draw:text-style-name="P1" xml:id="id43" draw:id="id43" draw:layer="layout" svg:width="1.1cm" svg:height="1.1cm" svg:x="13.8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97cm" svg:height="0.778cm" svg:x="13.823cm" svg:y="2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2" draw:text-style-name="P2" draw:layer="layout" draw:type="curve" svg:x1="16.25cm" svg:y1="24.001cm" svg:x2="16.25cm" svg:y2="23.201cm" draw:start-shape="id41" draw:start-glue-point="0" draw:end-shape="id34" draw:end-glue-point="2" svg:d="M16250 24001v-800" svg:viewBox="0 0 1 801">
          <text:p/>
        </draw:connector>
        <draw:connector draw:style-name="gr2" draw:text-style-name="P2" draw:layer="layout" draw:type="curve" svg:x1="18.15cm" svg:y1="24.001cm" svg:x2="18.15cm" svg:y2="23.201cm" draw:start-shape="id42" draw:start-glue-point="0" draw:end-shape="id36" draw:end-glue-point="2" svg:d="M18150 24001v-800" svg:viewBox="0 0 1 801">
          <text:p/>
        </draw:connector>
        <draw:connector draw:style-name="gr2" draw:text-style-name="P2" draw:layer="layout" draw:type="curve" svg:x1="14.35cm" svg:y1="24.001cm" svg:x2="14.35cm" svg:y2="23.201cm" draw:start-shape="id43" draw:start-glue-point="0" draw:end-shape="id38" draw:end-glue-point="2" svg:d="M14350 24001v-800" svg:viewBox="0 0 1 801">
          <text:p/>
        </draw:connector>
        <draw:connector draw:style-name="gr2" draw:text-style-name="P2" draw:layer="layout" draw:type="curve" svg:x1="10.65cm" svg:y1="22.343cm" svg:x2="10.65cm" svg:y2="21.543cm" draw:start-shape="id44" draw:start-glue-point="0" draw:end-shape="id33" draw:end-glue-point="2" svg:d="M10650 22343v-800" svg:viewBox="0 0 1 801">
          <text:p/>
        </draw:connector>
        <draw:custom-shape draw:style-name="gr5" draw:text-style-name="P1" xml:id="id44" draw:id="id44" draw:layer="layout" svg:width="1.1cm" svg:height="1.1cm" svg:x="10.1cm" svg:y="22.3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97cm" svg:height="0.778cm" svg:x="10.323cm" svg:y="22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6:05:07.948353897</meta:creation-date>
    <dc:date>2018-07-22T22:32:07.621696336</dc:date>
    <meta:editing-duration>PT8M57S</meta:editing-duration>
    <meta:editing-cycles>2</meta:editing-cycles>
    <meta:generator>LibreOffice/6.0.5.2$Linux_X86_64 LibreOffice_project/00m0$Build-2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p>
      <mi>y</mi>
      <mrow>
        <mo fence="true" stretchy="false">(</mo>
        <mrow>
          <mi>t</mi>
        </mrow>
        <mo fence="true" stretchy="false">)</mo>
      </mrow>
    </msup>
    <annotation encoding="StarMath 5.0">y^(t)</annotation>
  </semantics>
</math>
</file>

<file path=Object 10/content.xml><?xml version="1.0" encoding="utf-8"?>
<math xmlns="http://www.w3.org/1998/Math/MathML" display="block">
  <semantics>
    <msup>
      <mi>h</mi>
      <mrow>
        <mo fence="true" stretchy="false">(</mo>
        <mrow>
          <mrow>
            <mi>t</mi>
            <mo stretchy="false">+</mo>
            <mn>1</mn>
          </mrow>
        </mrow>
        <mo fence="true" stretchy="false">)</mo>
      </mrow>
    </msup>
    <annotation encoding="StarMath 5.0">h^{(t+1)}</annotation>
  </semantics>
</math>
</file>

<file path=Object 11/content.xml><?xml version="1.0" encoding="utf-8"?>
<math xmlns="http://www.w3.org/1998/Math/MathML" display="block">
  <semantics>
    <msup>
      <mi>h</mi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sup>
    <annotation encoding="StarMath 5.0">h^{(t-1)}</annotation>
  </semantics>
</math>
</file>

<file path=Object 12/content.xml><?xml version="1.0" encoding="utf-8"?>
<math xmlns="http://www.w3.org/1998/Math/MathML" display="block">
  <semantics>
    <msup>
      <mi>y</mi>
      <mrow>
        <mo fence="true" stretchy="false">(</mo>
        <mrow>
          <mi>t</mi>
        </mrow>
        <mo fence="true" stretchy="false">)</mo>
      </mrow>
    </msup>
    <annotation encoding="StarMath 5.0">y^(t)</annotation>
  </semantics>
</math>
</file>

<file path=Object 13/content.xml><?xml version="1.0" encoding="utf-8"?>
<math xmlns="http://www.w3.org/1998/Math/MathML" display="block">
  <semantics>
    <mover accent="true">
      <msup>
        <mi>h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h^(t)</annotation>
  </semantics>
</math>
</file>

<file path=Object 14/content.xml><?xml version="1.0" encoding="utf-8"?>
<math xmlns="http://www.w3.org/1998/Math/MathML" display="block">
  <semantics>
    <mover accent="true">
      <msup>
        <mi>y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y^(t)</annotation>
  </semantics>
</math>
</file>

<file path=Object 15/content.xml><?xml version="1.0" encoding="utf-8"?>
<math xmlns="http://www.w3.org/1998/Math/MathML" display="block">
  <semantics>
    <mover accent="true">
      <msup>
        <mi>y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p>
      <mo stretchy="false">⃗</mo>
    </mover>
    <annotation encoding="StarMath 5.0">vec y^{(t+1)}</annotation>
  </semantics>
</math>
</file>

<file path=Object 16/content.xml><?xml version="1.0" encoding="utf-8"?>
<math xmlns="http://www.w3.org/1998/Math/MathML" display="block">
  <semantics>
    <mover accent="true">
      <msup>
        <mi>y</mi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sup>
      <mo stretchy="false">⃗</mo>
    </mover>
    <annotation encoding="StarMath 5.0">vec y^{(t-1)}</annotation>
  </semantics>
</math>
</file>

<file path=Object 17/content.xml><?xml version="1.0" encoding="utf-8"?>
<math xmlns="http://www.w3.org/1998/Math/MathML" display="block">
  <semantics>
    <mover accent="true">
      <msup>
        <mi>h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h^(t)</annotation>
  </semantics>
</math>
</file>

<file path=Object 18/content.xml><?xml version="1.0" encoding="utf-8"?>
<math xmlns="http://www.w3.org/1998/Math/MathML" display="block">
  <semantics>
    <mover accent="true">
      <msup>
        <mi>h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p>
      <mo stretchy="false">⃗</mo>
    </mover>
    <annotation encoding="StarMath 5.0">vec h^{(t+1)}</annotation>
  </semantics>
</math>
</file>

<file path=Object 19/content.xml><?xml version="1.0" encoding="utf-8"?>
<math xmlns="http://www.w3.org/1998/Math/MathML" display="block">
  <semantics>
    <mover accent="true">
      <msup>
        <mi>h</mi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sup>
      <mo stretchy="false">⃗</mo>
    </mover>
    <annotation encoding="StarMath 5.0">vec h^{(t-1)}</annotation>
  </semantics>
</math>
</file>

<file path=Object 2/content.xml><?xml version="1.0" encoding="utf-8"?>
<math xmlns="http://www.w3.org/1998/Math/MathML" display="block">
  <semantics>
    <msup>
      <mi>y</mi>
      <mrow>
        <mo fence="true" stretchy="false">(</mo>
        <mrow>
          <mi>t</mi>
        </mrow>
        <mo fence="true" stretchy="false">)</mo>
      </mrow>
    </msup>
    <annotation encoding="StarMath 5.0">y^(t)</annotation>
  </semantics>
</math>
</file>

<file path=Object 20/content.xml><?xml version="1.0" encoding="utf-8"?>
<math xmlns="http://www.w3.org/1998/Math/MathML" display="block">
  <semantics>
    <mover accent="true">
      <msup>
        <mi>y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y^(t)</annotation>
  </semantics>
</math>
</file>

<file path=Object 21/content.xml><?xml version="1.0" encoding="utf-8"?>
<math xmlns="http://www.w3.org/1998/Math/MathML" display="block">
  <semantics>
    <mover accent="true">
      <msup>
        <mi>x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x^(t)</annotation>
  </semantics>
</math>
</file>

<file path=Object 22/content.xml><?xml version="1.0" encoding="utf-8"?>
<math xmlns="http://www.w3.org/1998/Math/MathML" display="block">
  <semantics>
    <mover accent="true">
      <msup>
        <mi>x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p>
      <mo stretchy="false">⃗</mo>
    </mover>
    <annotation encoding="StarMath 5.0">vec x^{(t+1)}</annotation>
  </semantics>
</math>
</file>

<file path=Object 23/content.xml><?xml version="1.0" encoding="utf-8"?>
<math xmlns="http://www.w3.org/1998/Math/MathML" display="block">
  <semantics>
    <mover accent="true">
      <msup>
        <mi>x</mi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sup>
      <mo stretchy="false">⃗</mo>
    </mover>
    <annotation encoding="StarMath 5.0">vec x^{(t-1)}</annotation>
  </semantics>
</math>
</file>

<file path=Object 24/content.xml><?xml version="1.0" encoding="utf-8"?>
<math xmlns="http://www.w3.org/1998/Math/MathML" display="block">
  <semantics>
    <mover accent="true">
      <msup>
        <mi>x</mi>
        <mrow>
          <mo fence="true" stretchy="false">(</mo>
          <mrow>
            <mi>t</mi>
          </mrow>
          <mo fence="true" stretchy="false">)</mo>
        </mrow>
      </msup>
      <mo stretchy="false">⃗</mo>
    </mover>
    <annotation encoding="StarMath 5.0">vec x^(t)</annotation>
  </semantics>
</math>
</file>

<file path=Object 3/content.xml><?xml version="1.0" encoding="utf-8"?>
<math xmlns="http://www.w3.org/1998/Math/MathML" display="block">
  <semantics>
    <msup>
      <mi>y</mi>
      <mrow>
        <mo fence="true" stretchy="false">(</mo>
        <mrow>
          <mrow>
            <mi>t</mi>
            <mo stretchy="false">+</mo>
            <mn>1</mn>
          </mrow>
        </mrow>
        <mo fence="true" stretchy="false">)</mo>
      </mrow>
    </msup>
    <annotation encoding="StarMath 5.0">y^{(t+1)}</annotation>
  </semantics>
</math>
</file>

<file path=Object 4/content.xml><?xml version="1.0" encoding="utf-8"?>
<math xmlns="http://www.w3.org/1998/Math/MathML" display="block">
  <semantics>
    <msup>
      <mi>y</mi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sup>
    <annotation encoding="StarMath 5.0">y^{(t-1)}</annotation>
  </semantics>
</math>
</file>

<file path=Object 5/content.xml><?xml version="1.0" encoding="utf-8"?>
<math xmlns="http://www.w3.org/1998/Math/MathML" display="block">
  <semantics>
    <msup>
      <mi>h</mi>
      <mrow>
        <mo fence="true" stretchy="false">(</mo>
        <mrow>
          <mi>t</mi>
        </mrow>
        <mo fence="true" stretchy="false">)</mo>
      </mrow>
    </msup>
    <annotation encoding="StarMath 5.0">h^(t)</annotation>
  </semantics>
</math>
</file>

<file path=Object 6/content.xml><?xml version="1.0" encoding="utf-8"?>
<math xmlns="http://www.w3.org/1998/Math/MathML" display="block">
  <semantics>
    <msup>
      <mi>y</mi>
      <mrow>
        <mo fence="true" stretchy="false">(</mo>
        <mrow>
          <mi>t</mi>
        </mrow>
        <mo fence="true" stretchy="false">)</mo>
      </mrow>
    </msup>
    <annotation encoding="StarMath 5.0">y^(t)</annotation>
  </semantics>
</math>
</file>

<file path=Object 7/content.xml><?xml version="1.0" encoding="utf-8"?>
<math xmlns="http://www.w3.org/1998/Math/MathML" display="block">
  <semantics>
    <msup>
      <mi>y</mi>
      <mrow>
        <mo fence="true" stretchy="false">(</mo>
        <mrow>
          <mrow>
            <mi>t</mi>
            <mo stretchy="false">+</mo>
            <mn>1</mn>
          </mrow>
        </mrow>
        <mo fence="true" stretchy="false">)</mo>
      </mrow>
    </msup>
    <annotation encoding="StarMath 5.0">y^{(t+1)}</annotation>
  </semantics>
</math>
</file>

<file path=Object 8/content.xml><?xml version="1.0" encoding="utf-8"?>
<math xmlns="http://www.w3.org/1998/Math/MathML" display="block">
  <semantics>
    <msup>
      <mi>y</mi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sup>
    <annotation encoding="StarMath 5.0">y^{(t-1)}</annotation>
  </semantics>
</math>
</file>

<file path=Object 9/content.xml><?xml version="1.0" encoding="utf-8"?>
<math xmlns="http://www.w3.org/1998/Math/MathML" display="block">
  <semantics>
    <msup>
      <mi>h</mi>
      <mrow>
        <mo fence="true" stretchy="false">(</mo>
        <mrow>
          <mi>t</mi>
        </mrow>
        <mo fence="true" stretchy="false">)</mo>
      </mrow>
    </msup>
    <annotation encoding="StarMath 5.0">h^(t)</annotation>
  </semantics>
</math>
</file>